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style:style>
    <style:style style:name="P3" style:family="paragraph" style:parent-style-name="Standard">
      <style:paragraph-properties fo:line-height="200%" fo:text-align="justify" style:justify-single-word="false"/>
      <style:text-properties officeooo:paragraph-rsid="0003bb54"/>
    </style:style>
    <style:style style:name="P4" style:family="paragraph" style:parent-style-name="Standard">
      <style:paragraph-properties fo:line-height="200%" fo:text-align="justify" style:justify-single-word="false"/>
      <style:text-properties fo:font-size="12pt" fo:font-weight="bold" officeooo:rsid="000790a5" officeooo:paragraph-rsid="000378fe" style:font-size-asian="10.5pt" style:font-weight-asian="bold" style:font-size-complex="12pt" style:font-weight-complex="bold"/>
    </style:style>
    <style:style style:name="P5" style:family="paragraph" style:parent-style-name="Standard">
      <style:paragraph-properties fo:line-height="200%"/>
      <style:text-properties fo:font-size="12pt" officeooo:rsid="000790a5" officeooo:paragraph-rsid="000378fe" style:font-size-asian="10.5pt" style:font-size-complex="12pt"/>
    </style:style>
    <style:style style:name="P6" style:family="paragraph" style:parent-style-name="Standard">
      <style:text-properties fo:font-size="12pt" officeooo:rsid="000790a5" officeooo:paragraph-rsid="000378fe" style:font-size-asian="10.5pt" style:font-size-complex="12pt"/>
    </style:style>
    <style:style style:name="P7" style:family="paragraph" style:parent-style-name="Standard">
      <style:text-properties fo:font-size="44pt" officeooo:rsid="000790a5" officeooo:paragraph-rsid="000378fe" style:font-size-asian="38.5pt" style:font-size-complex="44pt"/>
    </style:style>
    <style:style style:name="P8" style:family="paragraph" style:parent-style-name="Standard">
      <style:paragraph-properties fo:line-height="200%" fo:text-align="justify" style:justify-single-word="false"/>
      <style:text-properties fo:font-size="44pt" officeooo:rsid="0005346f" officeooo:paragraph-rsid="0003bb54" style:font-size-asian="38.5pt" style:font-size-complex="44pt"/>
    </style:style>
    <style:style style:name="P9" style:family="paragraph" style:parent-style-name="Standard">
      <style:text-properties officeooo:paragraph-rsid="000378fe"/>
    </style:style>
    <style:style style:name="P10" style:family="paragraph" style:parent-style-name="Standard">
      <style:text-properties fo:font-size="66pt" officeooo:rsid="0005346f" officeooo:paragraph-rsid="0003bb54" style:font-size-asian="57.75pt" style:font-size-complex="66pt"/>
    </style:style>
    <style:style style:name="P11" style:family="paragraph" style:parent-style-name="Standard">
      <style:text-properties fo:font-size="66pt" officeooo:paragraph-rsid="0003bb54" style:font-size-asian="57.75pt" style:font-size-complex="66pt"/>
    </style:style>
    <style:style style:name="P12" style:family="paragraph" style:parent-style-name="Standard">
      <style:paragraph-properties fo:line-height="200%"/>
      <style:text-properties fo:font-size="20pt" officeooo:rsid="0005346f" officeooo:paragraph-rsid="0003bb54" style:font-size-asian="17.5pt" style:font-size-complex="20pt"/>
    </style:style>
    <style:style style:name="T1" style:family="text">
      <style:text-properties officeooo:rsid="0001cd4a"/>
    </style:style>
    <style:style style:name="T2" style:family="text">
      <style:text-properties fo:font-size="44pt" style:font-size-asian="38.5pt" style:font-size-complex="44pt"/>
    </style:style>
    <style:style style:name="T3" style:family="text">
      <style:text-properties fo:font-size="44pt" officeooo:rsid="000790a5" style:font-size-asian="38.5pt" style:font-size-complex="44pt"/>
    </style:style>
    <style:style style:name="T4" style:family="text">
      <style:text-properties fo:font-size="44pt" officeooo:rsid="0003bb54" style:font-size-asian="38.5pt" style:font-size-complex="44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officeooo:rsid="0003bb54"/>
    </style:style>
    <style:style style:name="T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1"/>
      <text:p text:style-name="P11"/>
      <text:p text:style-name="P11"/>
      <text:p text:style-name="P10"><text:s text:c="2"/>Jackie Robinson</text:p>
      <text:p text:style-name="P12"/>
      <text:p text:style-name="P12"><text:s text:c="31"/>Christian Jacobsen </text:p>
      <text:p text:style-name="P12"><text:s text:c="39"/>2/18/16 <text:s text:c="4"/></text:p>
      <text:p text:style-name="P8"><text:s text:c="11"/></text:p>
      <text:p text:style-name="P3"/>
      <text:p text:style-name="P3"/>
      <text:p text:style-name="P3"/>
      <text:p text:style-name="P3"><text:soft-page-break/><text:span text:style-name="T7"><text:tab/>Jackie Robinson was an incredibly famous baseball hero. He broke the racial barrier. He also won many awards.(Wormser, 2002) He earned a spot in the baseball hall of fame, too.(Wormser, 2002) He was a legend whose legacy will live on for years.</text:span></text:p>
      <text:p text:style-name="P1"/>
      <text:p text:style-name="P1"><text:tab/><text:span text:style-name="T1">He was very famous for breaking the baseball racial barrier. Doing this let Negroes have a chance at playing in the major leagues. It also showed that blacks can be just as good at baseball as whites. People respected more blacks that played baseball after that. Breaking that barrier helped blacks all around the world.</text:span></text:p>
      <text:p text:style-name="P1"/>
      <text:p text:style-name="P1"><text:tab/><text:span text:style-name="T1">Jackie also won awards like the Rookie of the Year Award and the National League Most Valuable Player Award.(Wormser, 2002) It proved that blacks are good enough to earn awards. Doing this also made racist people rethink about blacks. It showed Negroes have what it takes to earn awards. Winning those awards proved that blacks aren't any worse than whites.</text:span></text:p>
      <text:p text:style-name="P1"/>
      <text:p text:style-name="P1"><text:tab/><text:span text:style-name="T1">Winning a spot in the Baseball Hall of Fame was a big leap. This made him very widely known. <text:s/>It also made him a baseball legend and an idol for many people. Blacks also kept following dreams of baseball. The Baseball hall of Fame made him an international idol.</text:span></text:p>
      <text:p text:style-name="P1"/>
      <text:p text:style-name="P1"><text:tab/><text:span text:style-name="T1">Jackie Robinson was an incredibly famous baseball player. He brake the racial barrier, won many awards, and earned a spot in the Baseball Hall of Fame. He was an idol and a legend all around the world. Nobody will ever forget him. He is still a widely known inspiration today, and his legacy will live on for generations.</text:span></text:p>
      <text:p text:style-name="P1"/>
      <text:p text:style-name="P9"><text:soft-page-break/><text:span text:style-name="T3"><text:s text:c="11"/>Work Cited</text:span></text:p>
      <text:p text:style-name="P7"/>
      <text:p text:style-name="P5">Christian Jacobsen</text:p>
      <text:p text:style-name="P5">Jackie Robinson</text:p>
      <text:p text:style-name="P5"/>
      <text:p text:style-name="P5"><text:tab/>“Jackie Robinson.”baseballhall.org”</text:p>
      <text:p text:style-name="P5"/>
      <text:p text:style-name="P5"><text:tab/>Wormser, Richard.”Jackie Robinson Integrates Major League Baseball.”pbs.org Educational Broadcasting Corporation.(2002)</text:p>
      <text:p text:style-name="P6"/>
      <text:p text:style-name="P5"/>
      <text:p text:style-name="P5"><text:tab/>“Jackie Robinson Breaks the Color Barrier.”americaslibrary.gov</text:p>
      <text:p text:style-name="P5"/>
      <text:p text:style-name="P4"><text:tab/><text:span text:style-name="T8">Frick, Lisa.”</text:span><text:span text:style-name="T6">Robinson, Jackie</text:span><text:span text:style-name="T8">”encyclopedia.com 2004:Web. 27 January 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09:48:22.792210338</meta:creation-date>
    <dc:date>2016-03-03T15:27:29.962272814</dc:date>
    <meta:editing-duration>PT24M46S</meta:editing-duration>
    <meta:editing-cycles>5</meta:editing-cycles>
    <meta:generator>LibreOffice/5.0.2.2$Linux_x86 LibreOffice_project/00m0$Build-2</meta:generator>
    <meta:document-statistic meta:table-count="0" meta:image-count="0" meta:object-count="0" meta:page-count="3" meta:paragraph-count="16" meta:word-count="300" meta:character-count="1984" meta:non-whitespace-character-count="1589"/>
  </office:meta>
</office:document-meta>
</file>